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2057" officeooo:paragraph-rsid="001e2057"/>
    </style:style>
    <style:style style:name="P2" style:family="paragraph" style:parent-style-name="Standard">
      <style:text-properties officeooo:rsid="001e2057" officeooo:paragraph-rsid="00207881"/>
    </style:style>
    <style:style style:name="P3" style:family="paragraph" style:parent-style-name="Standard">
      <style:text-properties officeooo:paragraph-rsid="001fd15a"/>
    </style:style>
    <style:style style:name="P4" style:family="paragraph" style:parent-style-name="Standard">
      <style:text-properties officeooo:paragraph-rsid="001e2057"/>
    </style:style>
    <style:style style:name="P5" style:family="paragraph" style:parent-style-name="Standard">
      <style:text-properties officeooo:rsid="00207881" officeooo:paragraph-rsid="00207881"/>
    </style:style>
    <style:style style:name="T1" style:family="text">
      <style:text-properties officeooo:rsid="001e2057"/>
    </style:style>
    <style:style style:name="T2" style:family="text">
      <style:text-properties officeooo:rsid="001fd1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ard image recognition</text:p>
      <text:p text:style-name="Standard"/>
      <text:p text:style-name="P1">saran untuk mengerjakan TA:</text:p>
      <text:p text:style-name="Standard"><text:tab/>-jangan mutung sering2 lama2 malah tidak kerja</text:p>
      <text:p text:style-name="Standard"><text:tab/>-<text:span text:style-name="T1">bisa menggunakan tool bahasa lain tidak dilarang</text:span></text:p>
      <text:p text:style-name="Standard"><text:tab/>-<text:span text:style-name="T1">mencoba berbagai solusi untuk menyelesaikan problem</text:span></text:p>
      <text:p text:style-name="Standard"/>
      <text:p text:style-name="P1">penyelesaian <text:span text:style-name="T2">Yolanda:</text:span></text:p>
      <text:p text:style-name="P1"/>
      <text:p text:style-name="P2">menggunakan artificial neural network untuk recognition</text:p>
      <text:p text:style-name="P4"/>
      <text:p text:style-name="P3">pilihan clasifier ada banyak dipilih nn karena dapat memenuhi constraint dari ukuran source code</text:p>
      <text:p text:style-name="P3"/>
      <text:p text:style-name="P5">svm tidak mungkin dipilih karena QP merupakan kodingan yang panjang</text:p>
      <text:p text:style-name="P3"/>
      <text:p text:style-name="P3"><text:span text:style-name="T1">digunakan tool scikit menggunakan bahasa py(scikit) untuk membuat bobot dan bias dari neural network</text:span></text:p>
      <text:p text:style-name="Standard"/>
      <text:p text:style-name="Standard">mencoba menggunakan GA untuk menghitung jumlah neuron yang dibutuhkan yang optimal</text:p>
      <text:p text:style-name="Standard"/>
      <text:p text:style-name="P5">mencoba melakukan penambahan untuk data striketrought dan penghilangan noise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D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D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11:55:40.725000000</meta:creation-date>
    <dc:date>2019-10-17T13:21:39.403000000</dc:date>
    <meta:editing-duration>PT8M11S</meta:editing-duration>
    <meta:editing-cycles>1</meta:editing-cycles>
    <meta:document-statistic meta:table-count="0" meta:image-count="0" meta:object-count="0" meta:page-count="1" meta:paragraph-count="12" meta:word-count="93" meta:character-count="696" meta:non-whitespace-character-count="612"/>
    <meta:generator>LibreOffice/6.1.0.3$Windows_X86_64 LibreOffice_project/efb621ed25068d70781dc026f7e9c5187a4decd1</meta:generator>
  </office:meta>
</office:document-meta>
</file>